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row table:style-name="ro2">
          <table:table-cell table:number-columns-repeated="2"/>
          <table:table-cell table:style-name="ce3" office:value-type="string">
            <text:p>BARRIO <text:s/>44 <text:s/>VIVIENDA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style-name="ce2" office:value-type="float" office:value="96950">
            <text:p>96950</text:p>
          </table:table-cell>
          <table:table-cell table:style-name="ce2" office:value-type="string">
            <text:p>191P071201B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1">
            <text:p>96951</text:p>
          </table:table-cell>
          <table:table-cell table:style-name="ce2" office:value-type="string">
            <text:p>191P071202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CUATRO (MELI 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2">
            <text:p>96952</text:p>
          </table:table-cell>
          <table:table-cell table:style-name="ce2" office:value-type="string">
            <text:p>191P071203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CUATRO (MELI 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3">
            <text:p>96953</text:p>
          </table:table-cell>
          <table:table-cell table:style-name="ce2" office:value-type="string">
            <text:p>191P071204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CUATRO (MELI )</text:p>
          </table:table-cell>
          <table:table-cell table:style-name="ce4"/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4">
          <table:table-cell table:style-name="ce2" office:value-type="float" office:value="96954">
            <text:p>96954</text:p>
          </table:table-cell>
          <table:table-cell table:style-name="ce2" office:value-type="string">
            <text:p>191P071205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QUINCE ( MARI KECH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5">
            <text:p>96955</text:p>
          </table:table-cell>
          <table:table-cell table:style-name="ce2" office:value-type="string">
            <text:p>191P071206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6">
            <text:p>96956</text:p>
          </table:table-cell>
          <table:table-cell table:style-name="ce2" office:value-type="string">
            <text:p>191P071207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7">
            <text:p>96957</text:p>
          </table:table-cell>
          <table:table-cell table:style-name="ce2" office:value-type="string">
            <text:p>191P071208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3">
          <table:table-cell table:style-name="ce2" office:value-type="float" office:value="96958">
            <text:p>96958</text:p>
          </table:table-cell>
          <table:table-cell table:style-name="ce2" office:value-type="string">
            <text:p>191P071209A0000 </text:p>
          </table:table-cell>
          <table:table-cell table:style-name="ce2" office:value-type="string">
            <text:p>INSTITUTO DE PLANIF.Y PROMOC., </text:p>
          </table:table-cell>
          <table:table-cell table:style-name="ce4" table:number-columns-repeated="2"/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4">
          <table:table-cell table:style-name="ce2" office:value-type="float" office:value="96959">
            <text:p>96959</text:p>
          </table:table-cell>
          <table:table-cell table:style-name="ce2" office:value-type="string">
            <text:p>191P071210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DIECISIETE ( MARI REGLE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4">
          <table:table-cell table:style-name="ce2" office:value-type="float" office:value="96960">
            <text:p>96960</text:p>
          </table:table-cell>
          <table:table-cell table:style-name="ce2" office:value-type="string">
            <text:p>191P071211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DIECISIETE ( MARI REGLE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3-M.2- L. Agr 58y59 </text:p>
          </table:table-cell>
        </table:table-row>
        <table:table-row table:style-name="ro4">
          <table:table-cell table:style-name="ce2" office:value-type="float" office:value="96961">
            <text:p>96961</text:p>
          </table:table-cell>
          <table:table-cell table:style-name="ce2" office:value-type="string">
            <text:p>191P072201B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2">
            <text:p>96962</text:p>
          </table:table-cell>
          <table:table-cell table:style-name="ce2" office:value-type="string">
            <text:p>191P072202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3">
            <text:p>96963</text:p>
          </table:table-cell>
          <table:table-cell table:style-name="ce2" office:value-type="string">
            <text:p>191P072203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4">
            <text:p>96964</text:p>
          </table:table-cell>
          <table:table-cell table:style-name="ce2" office:value-type="string">
            <text:p>191P072204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SEIS ( CAHIU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5">
            <text:p>96965</text:p>
          </table:table-cell>
          <table:table-cell table:style-name="ce2" office:value-type="string">
            <text:p>191P072205A0000 </text:p>
          </table:table-cell>
          <table:table-cell table:style-name="ce2" office:value-type="string">
            <text:p>INSTITUTO DE PLANIF.Y PROMOC., </text:p>
          </table:table-cell>
          <table:table-cell table:style-name="ce4" table:number-columns-repeated="2"/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6">
            <text:p>96966</text:p>
          </table:table-cell>
          <table:table-cell table:style-name="ce2" office:value-type="string">
            <text:p>191P072206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OCHO (Pura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7">
            <text:p>96967</text:p>
          </table:table-cell>
          <table:table-cell table:style-name="ce2" office:value-type="string">
            <text:p>191P072207A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OCHO (Pura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8">
            <text:p>96968</text:p>
          </table:table-cell>
          <table:table-cell table:style-name="ce2" office:value-type="string">
            <text:p>191P072208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OCHO (Pura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69">
            <text:p>96969</text:p>
          </table:table-cell>
          <table:table-cell table:style-name="ce2" office:value-type="string">
            <text:p>191P072209A0000 </text:p>
          </table:table-cell>
          <table:table-cell table:style-name="ce2" office:value-type="string">
            <text:p>INSTITUTO DE PLANIF.Y PROMOC., </text:p>
          </table:table-cell>
          <table:table-cell table:style-name="ce4" table:number-columns-repeated="2"/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70">
            <text:p>96970</text:p>
          </table:table-cell>
          <table:table-cell table:style-name="ce2" office:value-type="string">
            <text:p>191P072210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DIECISIETE ( MARI REGLE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>
          <table:table-cell table:style-name="ce2" office:value-type="float" office:value="96971">
            <text:p>96971</text:p>
          </table:table-cell>
          <table:table-cell table:style-name="ce2" office:value-type="string">
            <text:p>191P072211A0000 </text:p>
          </table:table-cell>
          <table:table-cell table:style-name="ce2" office:value-type="string">
            <text:p>INSTITUTO DE PLANIF.Y PROMOC., </text:p>
          </table:table-cell>
          <table:table-cell table:style-name="ce2" office:value-type="string">
            <text:p>DIECISIETE ( MARI REGLE)</text:p>
          </table:table-cell>
          <table:table-cell table:style-name="ce2" office:value-type="string">
            <text:p>CASA DE PIEDRA 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Mz 4-Macizo10-L.A:58y59 </text:p>
          </table:table-cell>
        </table:table-row>
        <table:table-row table:style-name="ro4" table:number-rows-repeated="1048551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8/22/2017</text:date>, <text:time>09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1S</meta:editing-duration>
    <meta:editing-cycles>3</meta:editing-cycles>
    <meta:generator>OpenOffice/4.1.3$Win32 OpenOffice.org_project/413m1$Build-9783</meta:generator>
    <dc:date>2017-08-22T09:02:48</dc:date>
    <dc:title>Ayuda TASA POR SERVICIO A LA PROPIEDAD</dc:titl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